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/>
    <style:font-face style:name="DejaVu Sans Mono1" svg:font-family="'DejaVu Sans Mono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bfe5" officeooo:paragraph-rsid="001bc387" style:font-size-asian="14pt" style:font-size-complex="14pt"/>
    </style:style>
    <style:style style:name="P2" style:family="paragraph" style:parent-style-name="Standard">
      <style:text-properties fo:font-size="14pt" officeooo:rsid="001d3973" officeooo:paragraph-rsid="001d3973" style:font-size-asian="14pt" style:font-size-complex="14pt"/>
    </style:style>
    <style:style style:name="P3" style:family="paragraph" style:parent-style-name="Standard">
      <style:text-properties fo:font-size="14pt" officeooo:rsid="001bc387" officeooo:paragraph-rsid="001bc387" style:font-size-asian="14pt" style:font-size-complex="14pt"/>
    </style:style>
    <style:style style:name="P4" style:family="paragraph" style:parent-style-name="Standard">
      <style:text-properties fo:font-size="14pt" officeooo:rsid="001ec1d1" officeooo:paragraph-rsid="001ec1d1" style:font-size-asian="14pt" style:font-size-complex="14pt"/>
    </style:style>
    <style:style style:name="P5" style:family="paragraph" style:parent-style-name="Standard">
      <style:text-properties fo:font-size="14pt" officeooo:rsid="000ab44f" officeooo:paragraph-rsid="001ec1d1" style:font-size-asian="14pt" style:font-size-complex="14pt"/>
    </style:style>
    <style:style style:name="P6" style:family="paragraph" style:parent-style-name="Standard">
      <style:text-properties fo:font-size="14pt" fo:font-weight="bold" officeooo:rsid="0015928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abfe5" officeooo:paragraph-rsid="001abfe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1c37f" officeooo:paragraph-rsid="0021c37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normal" officeooo:rsid="00159284" officeooo:paragraph-rsid="00159284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75b06" officeooo:paragraph-rsid="00175b06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75b06" officeooo:paragraph-rsid="0017c9d9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9c670" officeooo:paragraph-rsid="0019c670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abfe5" officeooo:paragraph-rsid="001abfe5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094211" officeooo:paragraph-rsid="001abfe5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ff3cc" officeooo:paragraph-rsid="001ff3cc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ff3cc" officeooo:paragraph-rsid="0029dd0c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1ff3cc" officeooo:paragraph-rsid="002a31a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>
        <style:tab-stops>
          <style:tab-stop style:position="3.387cm"/>
        </style:tab-stops>
      </style:paragraph-properties>
      <style:text-properties fo:font-size="14pt" fo:font-weight="normal" officeooo:rsid="001ff3cc" officeooo:paragraph-rsid="001ff3cc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21c37f" officeooo:paragraph-rsid="0021c37f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21c37f" officeooo:paragraph-rsid="0023f20c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29dd0c" officeooo:paragraph-rsid="0029dd0c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17c9d9" officeooo:paragraph-rsid="0017c9d9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2e9f34" officeooo:paragraph-rsid="002e9f34" style:font-size-asian="14pt" style:font-weight-asian="normal" style:font-size-complex="14pt" style:font-weight-complex="normal"/>
    </style:style>
    <style:style style:name="P24" style:family="paragraph" style:parent-style-name="Standard">
      <style:text-properties officeooo:rsid="00094211" officeooo:paragraph-rsid="001abfe5"/>
    </style:style>
    <style:style style:name="P25" style:family="paragraph" style:parent-style-name="Standard">
      <style:text-properties officeooo:rsid="001abfe5" officeooo:paragraph-rsid="001bc387"/>
    </style:style>
    <style:style style:name="P26" style:family="paragraph" style:parent-style-name="Standard">
      <style:text-properties officeooo:paragraph-rsid="0021c37f"/>
    </style:style>
    <style:style style:name="P27" style:family="paragraph" style:parent-style-name="Standard">
      <style:text-properties officeooo:paragraph-rsid="0023f20c"/>
    </style:style>
    <style:style style:name="P28" style:family="paragraph" style:parent-style-name="Standard">
      <style:text-properties fo:color="#000000" style:font-name="DejaVu Sans Mono1" fo:font-size="9pt" fo:font-style="normal" fo:font-weight="normal" officeooo:rsid="0021c37f" officeooo:paragraph-rsid="0021c37f" style:font-size-asian="9pt" style:font-style-asian="normal" style:font-weight-asian="normal" style:font-size-complex="14pt" style:font-weight-complex="normal"/>
    </style:style>
    <style:style style:name="P29" style:family="paragraph" style:parent-style-name="Standard">
      <style:text-properties fo:color="#000000" style:font-name="DejaVu Sans Mono1" fo:font-size="9pt" fo:font-style="normal" fo:font-weight="normal" officeooo:rsid="00289150" officeooo:paragraph-rsid="0021c37f" style:font-size-asian="9pt" style:font-style-asian="normal" style:font-weight-asian="normal" style:font-size-complex="14pt" style:font-weight-complex="normal"/>
    </style:style>
    <style:style style:name="P30" style:family="paragraph" style:parent-style-name="Standard">
      <style:text-properties fo:color="#000000" style:font-name="DejaVu Sans Mono1" fo:font-size="14pt" fo:font-style="normal" fo:font-weight="normal" officeooo:rsid="001eac21" officeooo:paragraph-rsid="001eac21" style:font-size-asian="14pt" style:font-style-asian="normal" style:font-weight-asian="normal" style:font-size-complex="14pt"/>
    </style:style>
    <style:style style:name="P31" style:family="paragraph" style:parent-style-name="Standard">
      <style:text-properties fo:color="#000000" style:font-name="DejaVu Sans Mono1" fo:font-size="14pt" fo:font-style="normal" fo:font-weight="normal" officeooo:rsid="001ff3cc" officeooo:paragraph-rsid="001ff3cc" style:font-size-asian="14pt" style:font-style-asian="normal" style:font-weight-asian="normal" style:font-size-complex="14pt" style:font-weight-complex="normal"/>
    </style:style>
    <style:style style:name="P32" style:family="paragraph" style:parent-style-name="Standard">
      <style:text-properties officeooo:paragraph-rsid="002a31a1"/>
    </style:style>
    <style:style style:name="P33" style:family="paragraph" style:parent-style-name="Standard">
      <style:text-properties fo:color="#808080" style:font-name="DejaVu Sans Mono1" fo:font-size="9pt" fo:font-style="italic" fo:font-weight="normal" officeooo:rsid="0029dd0c" officeooo:paragraph-rsid="0029dd0c" style:font-size-asian="9pt" style:font-style-asian="italic" style:font-weight-asian="normal" style:font-size-complex="14pt" style:font-weight-complex="normal"/>
    </style:style>
    <style:style style:name="P34" style:family="paragraph" style:parent-style-name="Preformatted_20_Text">
      <style:text-properties fo:color="#000000" style:font-name="DejaVu Sans Mono2" fo:font-size="9pt" fo:font-weight="normal" officeooo:rsid="00159284" officeooo:paragraph-rsid="00159284" style:font-size-asian="14pt" style:font-weight-asian="normal" style:font-size-complex="14pt" style:font-weight-complex="normal"/>
    </style:style>
    <style:style style:name="P35" style:family="paragraph" style:parent-style-name="Preformatted_20_Text">
      <style:text-properties fo:color="#000000" style:font-name="DejaVu Sans Mono2" fo:font-size="9pt" fo:font-weight="bold" officeooo:rsid="001abfe5" officeooo:paragraph-rsid="001abfe5" style:font-size-asian="14pt" style:font-weight-asian="bold" style:font-size-complex="14pt" style:font-weight-complex="bold"/>
    </style:style>
    <style:style style:name="P36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2" fo:font-size="9pt"/>
    </style:style>
    <style:style style:name="P37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2" fo:font-size="9pt"/>
    </style:style>
    <style:style style:name="P39" style:family="paragraph" style:parent-style-name="Standard">
      <style:text-properties fo:font-size="14pt" fo:font-weight="normal" officeooo:rsid="003609b9" officeooo:paragraph-rsid="003609b9" style:font-size-asian="14pt" style:font-weight-asian="normal" style:font-size-complex="14pt" style:font-weight-complex="normal"/>
    </style:style>
    <style:style style:name="T1" style:family="text">
      <style:text-properties officeooo:rsid="001740d4"/>
    </style:style>
    <style:style style:name="T2" style:family="text">
      <style:text-properties officeooo:rsid="00175b06"/>
    </style:style>
    <style:style style:name="T3" style:family="text">
      <style:text-properties officeooo:rsid="0017c9d9"/>
    </style:style>
    <style:style style:name="T4" style:family="text">
      <style:text-properties fo:font-size="14pt" fo:font-weight="normal" officeooo:rsid="0021c37f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29dd0c" style:font-size-asian="14pt" style:font-weight-asian="normal" style:font-size-complex="14pt" style:font-weight-complex="normal"/>
    </style:style>
    <style:style style:name="T6" style:family="text">
      <style:text-properties officeooo:rsid="001bc387"/>
    </style:style>
    <style:style style:name="T7" style:family="text">
      <style:text-properties style:font-name="DejaVu Sans Mono1" fo:font-size="9pt" fo:font-style="normal" fo:font-weight="normal" style:font-size-asian="9pt" style:font-style-asian="normal" style:font-weight-asian="normal"/>
    </style:style>
    <style:style style:name="T8" style:family="text">
      <style:text-properties style:font-name="DejaVu Sans Mono1" fo:font-size="9pt" fo:font-style="normal" style:font-size-asian="9pt" style:font-style-asian="normal"/>
    </style:style>
    <style:style style:name="T9" style:family="text">
      <style:text-properties style:font-name="DejaVu Sans Mono1" fo:font-size="9pt" fo:font-style="italic" style:font-size-asian="9pt" style:font-style-asian="italic"/>
    </style:style>
    <style:style style:name="T10" style:family="text">
      <style:text-properties style:font-name="DejaVu Sans Mono1" fo:font-style="normal" fo:font-weight="normal" style:font-style-asian="normal" style:font-weight-asian="normal"/>
    </style:style>
    <style:style style:name="T11" style:family="text">
      <style:text-properties fo:color="#000080"/>
    </style:style>
    <style:style style:name="T12" style:family="text">
      <style:text-properties fo:color="#000080" style:font-name="DejaVu Sans Mono1" fo:font-size="9pt" fo:font-style="normal" fo:font-weight="bold" style:font-size-asian="9pt" style:font-style-asian="normal" style:font-weight-asian="bold"/>
    </style:style>
    <style:style style:name="T13" style:family="text">
      <style:text-properties fo:color="#000080" style:font-name="DejaVu Sans Mono1" fo:font-size="9pt" fo:font-style="normal" fo:font-weight="bold" officeooo:rsid="0029dd0c" style:font-size-asian="9pt" style:font-style-asian="normal" style:font-weight-asian="bold" style:font-size-complex="14pt" style:font-weight-complex="normal"/>
    </style:style>
    <style:style style:name="T14" style:family="text">
      <style:text-properties fo:color="#000080" style:font-name="DejaVu Sans Mono1" fo:font-style="normal" fo:font-weight="bold" style:font-style-asian="normal" style:font-weight-asian="bold"/>
    </style:style>
    <style:style style:name="T15" style:family="text">
      <style:text-properties fo:color="#000080" fo:font-weight="bold"/>
    </style:style>
    <style:style style:name="T16" style:family="text">
      <style:text-properties fo:color="#000080" style:font-name="DejaVu Sans Mono2" fo:font-size="9pt" fo:font-weight="bold"/>
    </style:style>
    <style:style style:name="T17" style:family="text">
      <style:text-properties fo:color="#000080" fo:background-color="#e4e4ff" loext:char-shading-value="0"/>
    </style:style>
    <style:style style:name="T18" style:family="text">
      <style:text-properties fo:color="#0000ff" style:font-name="DejaVu Sans Mono1" fo:font-size="9pt" fo:font-style="normal" fo:font-weight="bold" style:font-size-asian="9pt" style:font-style-asian="normal" style:font-weight-asian="bold"/>
    </style:style>
    <style:style style:name="T19" style:family="text">
      <style:text-properties fo:color="#0000ff" style:font-name="DejaVu Sans Mono1" fo:font-style="normal" fo:font-weight="bold" style:font-style-asian="normal" style:font-weight-asian="bold"/>
    </style:style>
    <style:style style:name="T20" style:family="text">
      <style:text-properties fo:color="#008000" style:font-name="DejaVu Sans Mono1" fo:font-size="9pt" fo:font-style="normal" fo:font-weight="bold" style:font-size-asian="9pt" style:font-style-asian="normal" style:font-weight-asian="bold"/>
    </style:style>
    <style:style style:name="T21" style:family="text">
      <style:text-properties fo:color="#008000" style:font-name="DejaVu Sans Mono1" fo:font-size="9pt" fo:font-style="normal" fo:font-weight="bold" officeooo:rsid="0029dd0c" style:font-size-asian="9pt" style:font-style-asian="normal" style:font-weight-asian="bold" style:font-size-complex="14pt" style:font-weight-complex="normal"/>
    </style:style>
    <style:style style:name="T22" style:family="text">
      <style:text-properties fo:color="#008000" style:font-name="DejaVu Sans Mono1" fo:font-style="normal" fo:font-weight="bold" style:font-style-asian="normal" style:font-weight-asian="bold"/>
    </style:style>
    <style:style style:name="T23" style:family="text">
      <style:text-properties fo:color="#008000" fo:font-weight="bold"/>
    </style:style>
    <style:style style:name="T24" style:family="text">
      <style:text-properties fo:color="#008000" style:font-name="DejaVu Sans Mono2" fo:font-size="9pt" fo:font-weight="bold"/>
    </style:style>
    <style:style style:name="T25" style:family="text">
      <style:text-properties fo:color="#000000" style:font-name="DejaVu Sans Mono1" fo:font-size="9pt" fo:font-style="normal" fo:font-weight="normal" style:font-size-asian="9pt" style:font-style-asian="normal" style:font-weight-asian="normal"/>
    </style:style>
    <style:style style:name="T26" style:family="text">
      <style:text-properties fo:color="#000000" style:font-name="DejaVu Sans Mono1" fo:font-size="9pt" fo:font-style="normal" fo:font-weight="normal" officeooo:rsid="0021c37f" style:font-size-asian="9pt" style:font-style-asian="normal" style:font-weight-asian="normal" style:font-size-complex="14pt" style:font-weight-complex="normal"/>
    </style:style>
    <style:style style:name="T27" style:family="text">
      <style:text-properties fo:color="#000000" style:font-name="DejaVu Sans Mono1" fo:font-size="9pt" fo:font-style="normal" fo:font-weight="normal" officeooo:rsid="0029dd0c" style:font-size-asian="9pt" style:font-style-asian="normal" style:font-weight-asian="normal" style:font-size-complex="14pt" style:font-weight-complex="normal"/>
    </style:style>
    <style:style style:name="T28" style:family="text">
      <style:text-properties fo:color="#000000" style:font-name="DejaVu Sans Mono1" fo:font-size="9pt" fo:font-style="normal" style:font-size-asian="9pt" style:font-style-asian="normal"/>
    </style:style>
    <style:style style:name="T29" style:family="text">
      <style:text-properties fo:color="#000000" style:font-name="DejaVu Sans Mono1" fo:font-size="9pt" fo:font-style="normal" officeooo:rsid="00289150" style:font-size-asian="9pt" style:font-style-asian="normal"/>
    </style:style>
    <style:style style:name="T30" style:family="text">
      <style:text-properties fo:color="#000000" style:font-name="DejaVu Sans Mono1" fo:font-size="9pt" fo:font-style="normal" officeooo:rsid="002a31a1" style:font-size-asian="9pt" style:font-style-asian="normal"/>
    </style:style>
    <style:style style:name="T31" style:family="text">
      <style:text-properties fo:color="#000000" style:font-name="DejaVu Sans Mono1" fo:font-size="9pt" fo:font-style="italic" fo:font-weight="normal" officeooo:rsid="0029dd0c" style:font-size-asian="9pt" style:font-style-asian="italic" style:font-weight-asian="normal" style:font-size-complex="14pt" style:font-weight-complex="normal"/>
    </style:style>
    <style:style style:name="T32" style:family="text">
      <style:text-properties fo:color="#000000" style:font-name="DejaVu Sans Mono1" fo:font-size="9pt" fo:font-style="italic" style:font-size-asian="9pt" style:font-style-asian="italic"/>
    </style:style>
    <style:style style:name="T33" style:family="text">
      <style:text-properties fo:color="#000000" style:font-name="DejaVu Sans Mono1" fo:font-style="normal" fo:font-weight="normal" style:font-style-asian="normal" style:font-weight-asian="normal"/>
    </style:style>
    <style:style style:name="T34" style:family="text">
      <style:text-properties officeooo:rsid="001d3973"/>
    </style:style>
    <style:style style:name="T35" style:family="text">
      <style:text-properties fo:color="#660e7a" style:font-name="DejaVu Sans Mono1" fo:font-size="9pt" fo:font-style="normal" fo:font-weight="bold" style:font-size-asian="9pt" style:font-style-asian="normal" style:font-weight-asian="bold"/>
    </style:style>
    <style:style style:name="T36" style:family="text">
      <style:text-properties fo:color="#660e7a" style:font-name="DejaVu Sans Mono1" fo:font-size="9pt" fo:font-style="normal" fo:font-weight="bold" officeooo:rsid="0029dd0c" style:font-size-asian="9pt" style:font-style-asian="normal" style:font-weight-asian="bold" style:font-size-complex="14pt" style:font-weight-complex="normal"/>
    </style:style>
    <style:style style:name="T37" style:family="text">
      <style:text-properties fo:color="#660e7a" style:font-name="DejaVu Sans Mono1" fo:font-size="9pt" fo:font-style="normal" fo:font-weight="normal" style:font-size-asian="9pt" style:font-style-asian="normal" style:font-weight-asian="normal"/>
    </style:style>
    <style:style style:name="T38" style:family="text">
      <style:text-properties fo:color="#660e7a" style:font-name="DejaVu Sans Mono1" fo:font-size="9pt" fo:font-style="italic" fo:font-weight="bold" style:font-size-asian="9pt" style:font-style-asian="italic" style:font-weight-asian="bold"/>
    </style:style>
    <style:style style:name="T39" style:family="text">
      <style:text-properties fo:color="#660e7a" style:font-name="DejaVu Sans Mono1" fo:font-size="9pt" fo:font-style="italic" fo:font-weight="bold" officeooo:rsid="0029dd0c" style:font-size-asian="9pt" style:font-style-asian="italic" style:font-weight-asian="bold" style:font-size-complex="14pt" style:font-weight-complex="normal"/>
    </style:style>
    <style:style style:name="T40" style:family="text">
      <style:text-properties fo:color="#660e7a" style:font-name="DejaVu Sans Mono1" fo:font-style="normal" fo:font-weight="bold" style:font-style-asian="normal" style:font-weight-asian="bold"/>
    </style:style>
    <style:style style:name="T41" style:family="text">
      <style:text-properties fo:color="#660e7a" fo:font-style="italic" fo:font-weight="bold"/>
    </style:style>
    <style:style style:name="T42" style:family="text">
      <style:text-properties fo:color="#660e7a" style:font-name="DejaVu Sans Mono2" fo:font-size="9pt" fo:font-style="italic" fo:font-weight="bold"/>
    </style:style>
    <style:style style:name="T43" style:family="text">
      <style:text-properties fo:color="#660e7a" style:font-name="DejaVu Sans Mono2" fo:font-size="9pt" fo:font-weight="bold"/>
    </style:style>
    <style:style style:name="T44" style:family="text">
      <style:text-properties officeooo:rsid="001eac21"/>
    </style:style>
    <style:style style:name="T45" style:family="text">
      <style:text-properties fo:color="#808000" style:font-name="DejaVu Sans Mono1" fo:font-size="9pt" fo:font-style="normal" fo:font-weight="normal" style:font-size-asian="9pt" style:font-style-asian="normal" style:font-weight-asian="normal"/>
    </style:style>
    <style:style style:name="T46" style:family="text">
      <style:text-properties fo:color="#808000" style:font-name="DejaVu Sans Mono1" fo:font-size="9pt" fo:font-style="normal" style:font-size-asian="9pt" style:font-style-asian="normal"/>
    </style:style>
    <style:style style:name="T47" style:family="text">
      <style:text-properties fo:color="#808080" style:font-name="DejaVu Sans Mono1" fo:font-size="9pt" fo:font-style="italic" fo:font-weight="normal" officeooo:rsid="0029dd0c" style:font-size-asian="9pt" style:font-style-asian="italic" style:font-weight-asian="normal" style:font-size-complex="14pt" style:font-weight-complex="normal"/>
    </style:style>
    <style:style style:name="T48" style:family="text">
      <style:text-properties fo:color="#808080" style:font-name="DejaVu Sans Mono1" fo:font-size="9pt" fo:font-style="italic" style:font-size-asian="9pt" style:font-style-asian="italic"/>
    </style:style>
    <style:style style:name="T49" style:family="text">
      <style:text-properties officeooo:rsid="00229d54"/>
    </style:style>
    <style:style style:name="T50" style:family="text">
      <style:text-properties fo:font-size="9pt" style:font-size-asian="9pt"/>
    </style:style>
    <style:style style:name="T51" style:family="text">
      <style:text-properties officeooo:rsid="00289150"/>
    </style:style>
    <style:style style:name="T52" style:family="text">
      <style:text-properties officeooo:rsid="0029dd0c"/>
    </style:style>
    <style:style style:name="T53" style:family="text">
      <style:text-properties style:font-name="DejaVu Sans Mono" fo:font-size="9pt" fo:font-weight="normal" officeooo:rsid="002cc504" style:font-size-asian="9pt" style:font-weight-asian="normal" style:font-size-complex="9pt" style:font-weight-complex="normal"/>
    </style:style>
    <style:style style:name="T54" style:family="text">
      <style:text-properties officeooo:rsid="002ff874"/>
    </style:style>
    <style:style style:name="T55" style:family="text">
      <style:text-properties fo:font-style="italic"/>
    </style:style>
    <style:style style:name="T56" style:family="text">
      <style:text-properties style:font-name="DejaVu Sans Mono2" fo:font-size="9pt"/>
    </style:style>
    <style:style style:name="T57" style:family="text">
      <style:text-properties style:font-name="DejaVu Sans Mono2" fo:font-size="9pt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acebook authentication in Android app </text:p>
      <text:p text:style-name="P6"/>
      <text:p text:style-name="P9">Oauth is a secure and trusted way of user login in any for of user authentication. This also save user time by avoiding a long signup process and save developer efforts.</text:p>
      <text:p text:style-name="P9"/>
      <text:p text:style-name="P9">In this blog I am explain facebook login process and accessing other required information from facebook <text:span text:style-name="T1">graph api 2.0 </text:span>using Android Studio IDE.</text:p>
      <text:p text:style-name="P9"/>
      <text:p text:style-name="P9">Following are the required steps fo<text:span text:style-name="T1">r</text:span> <text:span text:style-name="T2">accessing App ID </text:span></text:p>
      <text:p text:style-name="P9"/>
      <text:p text:style-name="P9">1. Download the facebook sdk for android</text:p>
      <text:p text:style-name="P9">2. Create a app on <text:a xlink:type="simple" xlink:href="https://developers.facebook.com/">https://developers.facebook.com/</text:a> <text:s/><text:span text:style-name="T1">by using given</text:span> steps</text:p>
      <text:p text:style-name="P9"><text:tab/><text:span text:style-name="T1">a) My Apps → Add a new app → Android → App name → create app id</text:span></text:p>
      <text:p text:style-name="P10"><text:tab/>b) Fill package name ,default activity name and add key hashes</text:p>
      <text:p text:style-name="P10"/>
      <text:p text:style-name="P10">After successful completion the required information you will get app id of your app</text:p>
      <text:p text:style-name="P10">in dashboard facebook page.</text:p>
      <text:p text:style-name="P10"><text:tab/></text:p>
      <text:p text:style-name="P22">App setting inside facebook dashboard page :-</text:p>
      <text:p text:style-name="P11"/>
      <text:p text:style-name="P22">1) Option Page→ Add email address</text:p>
      <text:p text:style-name="P12">2) Option <text:span text:style-name="T3">Page</text:span>→ under Android tab → add key hashes</text:p>
      <text:p text:style-name="P12">3) Option <text:span text:style-name="T3">Page →</text:span> enable single sign on </text:p>
      <text:p text:style-name="P22">2) Status &amp; Review → Enable (Do you want to make this app and all its live features available to the general public?)</text:p>
      <text:p text:style-name="P11"/>
      <text:p text:style-name="P11"/>
      <text:p text:style-name="P7">Configure Android Sdk into Android Studio IDE</text:p>
      <text:p text:style-name="P7"/>
      <text:p text:style-name="P13">1) Import facebook module in your project(File → New → Import Module)</text:p>
      <text:p text:style-name="P13">2) Add module to project (Open project stucture → Dependencies →Add dependencies module )</text:p>
      <text:p text:style-name="P13">3) Add following SDK version inside <text:span text:style-name="T54">gradle</text:span>.properties</text:p>
      <text:p text:style-name="P24"/>
      <text:p text:style-name="P24"><text:bookmark-start text:name="__DdeLink__808_1468748311"/><text:bookmark-start text:name="__DdeLink__257_800307654"/><text:bookmark-start text:name="__DdeLink__242_1591909559"/><text:bookmark-start text:name="__DdeLink__307_1332934162"/>ANDROID_BUILD_TARGET_SDK_VERSION=</text:p>
      <text:p text:style-name="P24">ANDROID_BUILD_TOOLS_VERSION=</text:p>
      <text:p text:style-name="P24">ANDROID_BUILD_SDK_VERSION=</text:p>
      <text:p text:style-name="P24">ANDROID_BUILD_MIN_SDK_VERSION=<text:bookmark-end text:name="__DdeLink__257_800307654"/><text:bookmark-end text:name="__DdeLink__242_1591909559"/><text:bookmark-end text:name="__DdeLink__307_1332934162"/><text:line-break/><text:bookmark-end text:name="__DdeLink__808_1468748311"/></text:p>
      <text:p text:style-name="P1"><text:span text:style-name="T6">Above values</text:span> must be match with your <text:span text:style-name="T6">app module</text:span> <text:span text:style-name="T6">build.gradle values</text:span></text:p>
      <text:p text:style-name="P1"/>
      <text:p text:style-name="P2">4) Assign following permission to your AndroidManifest.xml file</text:p>
      <text:p text:style-name="P2"/>
      <text:p text:style-name="P2"><text:span text:style-name="T10">&lt;</text:span><text:span text:style-name="T14">uses-permission </text:span><text:span text:style-name="T40">android</text:span><text:span text:style-name="T19">:name=</text:span><text:span text:style-name="T22">"android.permission.INTERNET" </text:span><text:span text:style-name="T33">/&gt;</text:span><text:line-break/><text:span text:style-name="T33">&lt;</text:span><text:span text:style-name="T14">uses-permission </text:span><text:soft-page-break/><text:span text:style-name="T40">android</text:span><text:span text:style-name="T19">:name=</text:span><text:span text:style-name="T22">"android.permission.ACCESS_NETWORK_STATE" </text:span><text:span text:style-name="T33">/&gt;</text:span><text:line-break/></text:p>
      <text:p text:style-name="P3"/>
      <text:p text:style-name="P3"><text:span text:style-name="T34">5</text:span>) Add following to your AndroidManifest.xml file <text:span text:style-name="T44">inside application tag</text:span></text:p>
      <text:p text:style-name="P3"/>
      <text:p text:style-name="P3"><text:span text:style-name="T10">&lt;</text:span><text:span text:style-name="T14">meta-data</text:span><text:line-break/><text:span text:style-name="T14"> <text:s text:c="3"/></text:span><text:span text:style-name="T19">android:name=</text:span><text:span text:style-name="T22">"com.facebook.sdk.ApplicationId"</text:span><text:line-break/><text:span text:style-name="T22"> <text:s text:c="3"/></text:span><text:span text:style-name="T19">android:value=</text:span><text:span text:style-name="T22">"@string/app_id" </text:span><text:span text:style-name="T33">/&gt;</text:span></text:p>
      <text:p text:style-name="P30"/>
      <text:p text:style-name="P4">6) Add following activity to your AndroidManifest.xml file</text:p>
      <text:p text:style-name="P4"/>
      <text:p text:style-name="P5"><text:span text:style-name="T7">&lt;</text:span><text:span text:style-name="T12">activity </text:span><text:span text:style-name="T35">android</text:span><text:span text:style-name="T18">:name=</text:span><text:span text:style-name="T20">"com.facebook.FacebookActivity"</text:span><text:line-break/><text:span text:style-name="T20"> <text:s text:c="3"/></text:span><text:span text:style-name="T35">android</text:span><text:span text:style-name="T18">:theme=</text:span><text:span text:style-name="T20">"@android:style/Theme.Translucent.NoTitleBar"</text:span><text:line-break/><text:span text:style-name="T20"> <text:s text:c="3"/></text:span><text:span text:style-name="T35">android</text:span><text:span text:style-name="T18">:configChanges=</text:span><text:span text:style-name="T20">"keyboard|keyboardHidden|screenLayout|screenSize|orientation"</text:span><text:line-break/><text:span text:style-name="T20"> <text:s text:c="3"/></text:span><text:span text:style-name="T35">android</text:span><text:span text:style-name="T18">:label=</text:span><text:span text:style-name="T20">"@string/app_name" </text:span><text:span text:style-name="T25">/&gt;</text:span></text:p>
      <text:p text:style-name="P15"/>
      <text:p text:style-name="P15">7) Add Login button inside layout.xml file</text:p>
      <text:p text:style-name="P15"/>
      <text:p text:style-name="P15"><text:bookmark-start text:name="__DdeLink__810_1468748311"/>&lt;com.facebook.login.widget.LoginButton</text:p>
      <text:p text:style-name="P15"><text:s text:c="4"/>android:id="@+id/login_button"</text:p>
      <text:p text:style-name="P15"><text:s text:c="4"/>android:layout_width="wrap_content"</text:p>
      <text:p text:style-name="P15"><text:s text:c="4"/>android:layout_height="wrap_content"</text:p>
      <text:p text:style-name="P15"><text:s text:c="4"/>android:layout_gravity="center_horizontal"</text:p>
      <text:p text:style-name="P15"><text:s text:c="4"/>android:layout_marginTop="30dp"</text:p>
      <text:p text:style-name="P15"><text:s text:c="4"/>android:layout_marginBottom="30dp" /&gt;<text:bookmark-end text:name="__DdeLink__810_1468748311"/></text:p>
      <text:p text:style-name="P15"/>
      <text:p text:style-name="P8">Add following code to your Activity class</text:p>
      <text:p text:style-name="P19"/>
      <text:p text:style-name="P8"/>
      <text:p text:style-name="P27"><text:span text:style-name="T12">public class </text:span><text:span text:style-name="T26">MainActivity</text:span><text:span text:style-name="T4"> </text:span><text:span text:style-name="T12">extends </text:span><text:span text:style-name="T25">Activity</text:span><text:line-break/><text:span text:style-name="T12"> <text:s text:c="7"/></text:span></text:p>
      <text:p text:style-name="P20">{</text:p>
      <text:p text:style-name="P19"><text:s text:c="4"/><text:bookmark-start text:name="__DdeLink__818_1468748311"/><text:span text:style-name="T28">CallbackManager mCallbackManager;</text:span></text:p>
      <text:p text:style-name="P28"><text:s text:c="4"/>LoginButton <text:span text:style-name="T49">l</text:span>oginButton<text:bookmark-end text:name="__DdeLink__818_1468748311"/></text:p>
      <text:p text:style-name="P28"><text:s text:c="4"/></text:p>
      <text:p text:style-name="P28">@Override</text:p>
      <text:p text:style-name="P28"><text:s text:c="4"/>public void onCreate(Bundle savedInstanceState) {</text:p>
      <text:p text:style-name="P28"><text:s text:c="8"/>super.onCreate(savedInstanceState);</text:p>
      <text:p text:style-name="P28"><text:s text:c="8"/><text:bookmark-start text:name="__DdeLink__815_1468748311"/>FacebookSdk.sdkInitialize(getApplicationContext());<text:bookmark-end text:name="__DdeLink__815_1468748311"/></text:p>
      <text:p text:style-name="P28"><text:s text:c="8"/><text:bookmark-start text:name="__DdeLink__820_1468748311"/>mCallbackManager = CallbackManager.Factory.create();<text:bookmark-end text:name="__DdeLink__820_1468748311"/></text:p>
      <text:p text:style-name="P28"><text:s text:c="8"/><text:bookmark-start text:name="__DdeLink__822_1468748311"/>LoginButton loginButton = (LoginButton) view.findViewById(R.id.usersettings_fragment_login_button);<text:bookmark-end text:name="__DdeLink__822_1468748311"/></text:p>
      <text:p text:style-name="P26"><text:span text:style-name="T4"><text:s text:c="8"/></text:span><text:bookmark-start text:name="__DdeLink__824_1468748311"/><text:span text:style-name="T53">lo</text:span><text:span text:style-name="T7">ginButton.setReadPermissions(</text:span><text:span text:style-name="T20">"user_friends"</text:span><text:span text:style-name="T25">);</text:span><text:bookmark-end text:name="__DdeLink__824_1468748311"/><text:line-break/><text:bookmark-start text:name="__DdeLink__827_1468748311"/><text:span text:style-name="T25">loginButton.registerCallback(</text:span><text:span text:style-name="T35">mCallbackManager</text:span><text:span text:style-name="T25">,</text:span><text:line-break/><text:span text:style-name="T25"> <text:s text:c="7"/></text:span><text:span text:style-name="T12">new </text:span><text:span text:style-name="T25">FacebookCallback&lt;LoginResult&gt;() {</text:span><text:line-break/><text:span text:style-name="T25"> <text:s text:c="11"/></text:span><text:span text:style-name="T45">@Override</text:span><text:line-break/><text:span text:style-name="T45"> <text:s text:c="11"/></text:span><text:span text:style-name="T12">public void </text:span><text:span text:style-name="T25">onSuccess(LoginResult loginResult) {</text:span><text:line-break/><text:tab/><text:tab/>//<text:span text:style-name="T51">Redirect to success page after login</text:span></text:p>
      <text:p text:style-name="P19"><text:tab/><text:tab/></text:p>
      <text:p text:style-name="P19"><text:s text:c="3"/><text:span text:style-name="T28"><text:s/>}</text:span></text:p>
      <text:p text:style-name="P19"/>
      <text:p text:style-name="P19"><text:soft-page-break/><text:span text:style-name="T50"><text:s text:c="2"/><text:tab/><text:tab/> <text:s text:c="5"/></text:span><text:span text:style-name="T46">@Override</text:span><text:line-break/><text:span text:style-name="T46"> <text:s text:c="15"/></text:span><text:span text:style-name="T12">public void </text:span><text:span text:style-name="T28">onCancel() {</text:span><text:line-break/><text:span text:style-name="T28"> <text:s text:c="19"/></text:span><text:span text:style-name="T48">// App code</text:span><text:line-break/><text:span text:style-name="T48"> <text:s text:c="15"/></text:span><text:span text:style-name="T28">}</text:span><text:line-break/><text:line-break/><text:span text:style-name="T28"> <text:s text:c="15"/></text:span><text:span text:style-name="T46">@Override</text:span><text:line-break/><text:span text:style-name="T46"> <text:s text:c="15"/></text:span><text:span text:style-name="T12">public void </text:span><text:span text:style-name="T28">onError(FacebookException exception) {</text:span><text:line-break/><text:span text:style-name="T28"> <text:s text:c="19"/></text:span><text:span text:style-name="T48">// App code</text:span><text:line-break/><text:span text:style-name="T48"> <text:s text:c="15"/></text:span><text:span text:style-name="T28">}</text:span><text:line-break/><text:span text:style-name="T28"> <text:s text:c="11"/>});</text:span><text:line-break/><text:line-break/><text:span text:style-name="T28">}</text:span></text:p>
      <text:p text:style-name="P19"><text:bookmark-end text:name="__DdeLink__827_1468748311"/></text:p>
      <text:p text:style-name="P19"><text:span text:style-name="T28">// </text:span><text:span text:style-name="T29">Getting access token</text:span></text:p>
      <text:p text:style-name="P29"/>
      <text:p text:style-name="P28"/>
      <text:p text:style-name="P15"><text:span text:style-name="T8">AccessToken accesstoken = AccessToken.</text:span><text:span text:style-name="T9">getCurrentAccessToken</text:span><text:span text:style-name="T8">();</text:span><text:line-break/><text:span text:style-name="T35">mFacebookAccesstoken </text:span><text:span text:style-name="T28">= accesstoken.getToken();</text:span></text:p>
      <text:p text:style-name="P15"/>
      <text:p text:style-name="P15">//<text:span text:style-name="T51">getting facebook user id and basic details</text:span></text:p>
      <text:p text:style-name="P15"/>
      <text:p text:style-name="P16"><text:span text:style-name="T46">@Override</text:span><text:line-break/><text:span text:style-name="T12">public void </text:span><text:span text:style-name="T28">onSuccess(LoginResult loginResult) {</text:span><text:line-break/><text:span text:style-name="T28"> <text:s text:c="3"/>GraphRequest.</text:span><text:span text:style-name="T32">newMeRequest</text:span><text:span text:style-name="T28">(loginResult.getAccessToken(), </text:span><text:span text:style-name="T12">new </text:span><text:span text:style-name="T28">GraphRequest.GraphJSONObjectCallback() {</text:span><text:line-break/><text:span text:style-name="T28"> <text:s text:c="7"/></text:span><text:span text:style-name="T46">@Override</text:span><text:line-break/><text:span text:style-name="T46"> <text:s text:c="7"/></text:span><text:span text:style-name="T12">public void </text:span><text:span text:style-name="T28">onCompleted(JSONObject me, GraphResponse response) {</text:span><text:line-break/><text:span text:style-name="T28"> <text:s text:c="11"/></text:span><text:span text:style-name="T48">// App code</text:span><text:line-break/></text:p>
      <text:p text:style-name="P16"><text:span text:style-name="T28"><text:s text:c="16"/></text:span><text:span text:style-name="T12">try </text:span><text:span text:style-name="T28">{</text:span><text:line-break/><text:span text:style-name="T28"> <text:s text:c="19"/>Log.</text:span><text:span text:style-name="T32">d</text:span><text:span text:style-name="T28">(</text:span><text:span text:style-name="T20">"unm"</text:span><text:span text:style-name="T28">, </text:span><text:span text:style-name="T20">"User Name" </text:span><text:span text:style-name="T28">+ me.optString(</text:span><text:span text:style-name="T20">"username"</text:span><text:span text:style-name="T28">));</text:span><text:line-break/><text:span text:style-name="T28"> <text:s text:c="19"/>Log.</text:span><text:span text:style-name="T32">d</text:span><text:span text:style-name="T28">(</text:span><text:span text:style-name="T20">"email"</text:span><text:span text:style-name="T28">,me.optString(</text:span><text:span text:style-name="T20">"email"</text:span><text:span text:style-name="T28">));</text:span><text:line-break/><text:span text:style-name="T28"> <text:s text:c="18"/><text:tab/>Log.</text:span><text:span text:style-name="T32">d</text:span><text:span text:style-name="T28">(</text:span><text:span text:style-name="T20">"firstName"</text:span><text:span text:style-name="T28">,me.optString(</text:span><text:span text:style-name="T20">"first_name"</text:span><text:span text:style-name="T28">));</text:span><text:line-break/><text:span text:style-name="T28"> <text:s text:c="19"/>Log.</text:span><text:span text:style-name="T32">d</text:span><text:span text:style-name="T28">(</text:span><text:span text:style-name="T20">"firstName"</text:span><text:span text:style-name="T28">,me.optString(</text:span><text:span text:style-name="T20">"first_name"</text:span><text:span text:style-name="T28">));</text:span><text:line-break/><text:span text:style-name="T28"> <text:s text:c="19"/>Log.</text:span><text:span text:style-name="T32">d</text:span><text:span text:style-name="T28">(</text:span><text:span text:style-name="T20">"lastName"</text:span><text:span text:style-name="T28">,me.optString(</text:span><text:span text:style-name="T20">"last_name"</text:span><text:span text:style-name="T28">));</text:span><text:line-break/><text:span text:style-name="T28"> <text:s text:c="19"/>Log.</text:span><text:span text:style-name="T32">d</text:span><text:span text:style-name="T28">(</text:span><text:span text:style-name="T20">"gender"</text:span><text:span text:style-name="T28">,me.optString(</text:span><text:span text:style-name="T20">"gender"</text:span><text:span text:style-name="T28">));</text:span><text:line-break/><text:span text:style-name="T28"> <text:s text:c="19"/>Log.</text:span><text:span text:style-name="T32">d</text:span><text:span text:style-name="T28">(</text:span><text:span text:style-name="T20">"userdetails"</text:span><text:span text:style-name="T28">,userDetailJson);</text:span></text:p>
      <text:p text:style-name="P18"><text:tab/><text:tab/><text:tab/><text:span text:style-name="T52">}</text:span></text:p>
      <text:p text:style-name="P21">}</text:p>
      <text:p text:style-name="P21">}</text:p>
      <text:p text:style-name="P21">}</text:p>
      <text:p text:style-name="P21"/>
      <text:p text:style-name="P21"/>
      <text:p text:style-name="P23"><text:bookmark-start text:name="__DdeLink__829_1468748311"/>@Override </text:p>
      <text:p text:style-name="P23"><text:s text:c="4"/>protected void onActivityResult(int requestCode, int resultCode, Intent data) { </text:p>
      <text:p text:style-name="P23"><text:s text:c="8"/>super.onActivityResult(requestCode, resultCode, data); </text:p>
      <text:p text:style-name="P23"><text:s text:c="8"/>callbackManager.onActivityResult(requestCode, resultCode, data); </text:p>
      <text:p text:style-name="P23"><text:s text:c="4"/>}</text:p>
      <text:p text:style-name="P21"><text:bookmark-end text:name="__DdeLink__829_1468748311"/></text:p>
      <text:p text:style-name="P21"/>
      <text:p text:style-name="P33">//getting profile pics task</text:p>
      <text:p text:style-name="P21"/>
      <text:p text:style-name="P32"><text:span text:style-name="T13">new </text:span><text:span text:style-name="T27">GraphRequest(</text:span><text:span text:style-name="T5"><text:line-break/></text:span><text:span text:style-name="T27"> <text:s text:c="7"/>accesstoken,</text:span><text:span text:style-name="T5"><text:line-break/></text:span><text:span text:style-name="T27"> <text:s text:c="7"/></text:span><text:span text:style-name="T21">"/" </text:span><text:span text:style-name="T27">+ </text:span><text:span text:style-name="T36">mFaceBookUserId </text:span><text:span text:style-name="T27">+ </text:span><text:span text:style-name="T21">"/albums"</text:span><text:span text:style-name="T27">,</text:span><text:span text:style-name="T5"><text:line-break/></text:span><text:span text:style-name="T27"> <text:s text:c="7"/></text:span><text:span text:style-name="T13">null</text:span><text:span text:style-name="T27">,</text:span><text:span text:style-name="T5"><text:line-break/></text:span><text:span text:style-name="T27"> <text:s text:c="7"/>HttpMethod.</text:span><text:span text:style-name="T39">GET</text:span><text:span text:style-name="T27">,</text:span><text:span text:style-name="T5"><text:line-break/></text:span><text:span text:style-name="T27"> <text:s text:c="7"/></text:span><text:span text:style-name="T13">new </text:span><text:span text:style-name="T27">GraphRequest.Callback() {</text:span><text:span text:style-name="T5"><text:line-break/></text:span><text:soft-page-break/><text:span text:style-name="T27"> <text:s text:c="11"/></text:span><text:span text:style-name="T13">public void </text:span><text:span text:style-name="T27">onCompleted(GraphResponse response) {</text:span><text:span text:style-name="T5"><text:line-break/><text:line-break/></text:span><text:span text:style-name="T27"> <text:s text:c="15"/>JSONObject jarr = response.getJSONObject();</text:span><text:span text:style-name="T5"><text:line-break/></text:span><text:span text:style-name="T27"> <text:s text:c="15"/>Log.</text:span><text:span text:style-name="T31">d</text:span><text:span text:style-name="T27">(</text:span><text:span text:style-name="T21">"Json Array "</text:span><text:span text:style-name="T27">, </text:span><text:span text:style-name="T21">"Json Array " </text:span><text:span text:style-name="T27">+ jarr);</text:span><text:span text:style-name="T5"><text:line-break/></text:span><text:span text:style-name="T27"> <text:s text:c="15"/>String albumId = parseAlbumId(response);</text:span><text:span text:style-name="T5"><text:line-break/></text:span><text:span text:style-name="T27"> <text:s text:c="15"/></text:span><text:span text:style-name="T7">JSONObject jsonProfilePic= getProfilePics(</text:span><text:span text:style-name="T37">accesstoken</text:span><text:span text:style-name="T25">, albumId);</text:span><text:span text:style-name="T5"><text:line-break/></text:span><text:span text:style-name="T47"> <text:s text:c="15"/></text:span><text:span text:style-name="T5"><text:line-break/></text:span><text:span text:style-name="T27"> <text:s text:c="14"/></text:span><text:span text:style-name="T5"><text:line-break/></text:span><text:span text:style-name="T47"> <text:s text:c="11"/></text:span><text:span text:style-name="T27">}</text:span><text:span text:style-name="T5"><text:line-break/></text:span><text:span text:style-name="T27"> <text:s text:c="7"/>}</text:span><text:span text:style-name="T5"><text:line-break/></text:span><text:span text:style-name="T27">).executeAsync();</text:span></text:p>
      <text:p text:style-name="P21"/>
      <text:p text:style-name="P15"/>
      <text:p text:style-name="P17"><text:span text:style-name="T8">JSONObject getProfilePics(AccessToken accessToken, String albumId) {</text:span><text:line-break/><text:line-break/><text:span text:style-name="T8"> <text:s text:c="3"/></text:span><text:span text:style-name="T12">new </text:span><text:span text:style-name="T28">GraphRequest(accessToken,</text:span><text:span text:style-name="T20">"/" </text:span><text:span text:style-name="T28">+ albumId + </text:span><text:span text:style-name="T20">"/photos"</text:span><text:span text:style-name="T28">,</text:span><text:span text:style-name="T12">null</text:span><text:span text:style-name="T28">,HttpMethod.</text:span><text:span text:style-name="T38">GET</text:span><text:span text:style-name="T28">,</text:span><text:line-break/><text:span text:style-name="T28"> <text:s text:c="11"/></text:span><text:span text:style-name="T12">new </text:span><text:span text:style-name="T28">GraphRequest.Callback() {</text:span><text:line-break/><text:span text:style-name="T28"> <text:s text:c="15"/>JSONObject </text:span><text:span text:style-name="T35">photosJson</text:span><text:span text:style-name="T28">=</text:span><text:span text:style-name="T12">new </text:span><text:span text:style-name="T28">JSONObject();</text:span><text:line-break/><text:span text:style-name="T28"> <text:s text:c="15"/></text:span><text:span text:style-name="T12">public void </text:span><text:span text:style-name="T28">onCompleted(GraphResponse response) {</text:span><text:line-break/><text:span text:style-name="T28"> <text:s text:c="19"/></text:span><text:span text:style-name="T12">try</text:span><text:line-break/><text:span text:style-name="T12"> <text:s text:c="19"/></text:span><text:span text:style-name="T28">{</text:span><text:line-break/><text:span text:style-name="T28"> <text:s text:c="23"/>JSONObject jsonObjectRoot=response.getJSONObject();</text:span><text:line-break/><text:span text:style-name="T28"> <text:s text:c="23"/>JSONArray </text:span><text:span text:style-name="T30">picsUrl</text:span><text:span text:style-name="T28">Data=jsonObjectRoot.getJSONArray(</text:span><text:span text:style-name="T20">"data"</text:span><text:span text:style-name="T28">);</text:span><text:line-break/><text:span text:style-name="T28"> <text:s text:c="23"/>Log.</text:span><text:span text:style-name="T32">d</text:span><text:span text:style-name="T28">(</text:span><text:span text:style-name="T20">"json"</text:span><text:span text:style-name="T28">, </text:span><text:span text:style-name="T20">"jsonProfilePic Data===&gt;" </text:span><text:span text:style-name="T28">+ </text:span><text:span text:style-name="T30">picsUrl</text:span><text:span text:style-name="T28">Data);</text:span><text:line-break/><text:span text:style-name="T28"> <text:s text:c="15"/>}</text:span><text:line-break/><text:span text:style-name="T28"> <text:s text:c="11"/>}</text:span><text:line-break/><text:span text:style-name="T28"> <text:s text:c="3"/>).executeAsync();</text:span><text:line-break/><text:line-break/><text:span text:style-name="T28"> <text:s text:c="3"/></text:span><text:span text:style-name="T12">return </text:span><text:span text:style-name="T35">profilePhotosJson</text:span><text:span text:style-name="T28">;</text:span><text:line-break/><text:span text:style-name="T28">}</text:span></text:p>
      <text:p text:style-name="P15"><text:line-break/></text:p>
      <text:p text:style-name="P15"/>
      <text:p text:style-name="P31"/>
      <text:p text:style-name="P3"/>
      <text:p text:style-name="P1"/>
      <text:p text:style-name="P25"><text:span text:style-name="T6"><text:s/></text:span><text:s/></text:p>
      <text:p text:style-name="P14"/>
      <text:p text:style-name="P35"><text:span text:style-name="T17">import</text:span><text:span text:style-name="T11"> </text:span>android.content.pm.Signature;</text:p>
      <text:p text:style-name="P7"/>
      <text:p text:style-name="P9"><text:tab/></text:p>
      <text:p text:style-name="P34">Log.<text:span text:style-name="T55">d</text:span>(<text:span text:style-name="T23">"Package name" </text:span>,getPackageName());</text:p>
      <text:p text:style-name="P38">setContentView(R.layout.<text:span text:style-name="T41">activity_social_login</text:span>);</text:p>
      <text:p text:style-name="P38"><text:span text:style-name="T15">try </text:span>{</text:p>
      <text:p text:style-name="P37"><text:s text:c="4"/><text:span text:style-name="T56">PackageInfo info = getPackageManager().getPackageInfo(</text:span></text:p>
      <text:p text:style-name="P37"><text:s text:c="12"/><text:span text:style-name="T56">getPackageName(),</text:span></text:p>
      <text:p text:style-name="P37"><text:s text:c="12"/><text:span text:style-name="T56">PackageManager.</text:span><text:span text:style-name="T42">GET_SIGNATURES</text:span><text:span text:style-name="T56">);</text:span></text:p>
      <text:p text:style-name="P37"><text:s text:c="4"/><text:span text:style-name="T16">for </text:span><text:span text:style-name="T56">(Signature signature : info.</text:span><text:span text:style-name="T43">signatures</text:span><text:span text:style-name="T56">) {</text:span></text:p>
      <text:p text:style-name="P37"><text:s text:c="8"/><text:span text:style-name="T56">MessageDigest md = MessageDigest.</text:span><text:span text:style-name="T57">getInstance</text:span><text:span text:style-name="T56">(</text:span><text:span text:style-name="T24">"SHA"</text:span><text:span text:style-name="T56">);</text:span></text:p>
      <text:p text:style-name="P37"><text:s text:c="8"/><text:span text:style-name="T56">md.update(signature.toByteArray());</text:span></text:p>
      <text:p text:style-name="P37"><text:s text:c="8"/><text:span text:style-name="T56">Log.</text:span><text:span text:style-name="T57">d</text:span><text:span text:style-name="T56">(</text:span><text:span text:style-name="T24">"KeyHash:"</text:span><text:span text:style-name="T56">, Base64.</text:span><text:span text:style-name="T57">encodeToString</text:span><text:span text:style-name="T56">(md.digest(), Base64.</text:span><text:span text:style-name="T42">DEFAULT</text:span><text:span text:style-name="T56">));</text:span></text:p>
      <text:p text:style-name="P37"><text:s text:c="4"/><text:span text:style-name="T56">}</text:span></text:p>
      <text:p text:style-name="P38">} <text:span text:style-name="T15">catch </text:span>(PackageManager.NameNotFoundException e) {</text:p>
      <text:p text:style-name="P38">} <text:span text:style-name="T15">catch </text:span>(NoSuchAlgorithmException e) {</text:p>
      <text:p text:style-name="P36">}</text:p>
      <text:p text:style-name="P39">x6D6uz94JY7r0x8k86CMCzD1eQo=</text:p>
      <text:p text:style-name="P9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/>
    <style:font-face style:name="DejaVu Sans Mono1" svg:font-family="'DejaVu Sans Mono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3:32:26.102792125</meta:creation-date>
    <dc:date>2015-10-14T10:58:07.898691719</dc:date>
    <meta:editing-duration>PT7H2M22S</meta:editing-duration>
    <meta:editing-cycles>22</meta:editing-cycles>
    <meta:generator>LibreOffice/4.2.8.2$Linux_X86_64 LibreOffice_project/420m0$Build-2</meta:generator>
    <meta:document-statistic meta:table-count="0" meta:image-count="0" meta:object-count="0" meta:page-count="4" meta:paragraph-count="92" meta:word-count="568" meta:character-count="6565" meta:non-whitespace-character-count="5124"/>
  </office:meta>
</office:document-meta>
</file>